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67f" officeooo:paragraph-rsid="000d46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oday I am wor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3T15:05:22.573000000</dc:date>
    <meta:editing-duration>PT1M39S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7"/>
    <meta:generator>Neat_Office/6.2.8.2$Windows_x86 LibreOffice_project/</meta:generator>
  </office:meta>
</office:document-meta>
</file>